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fo:clip="rect(2.54699in, 1.60204in, 0in, 6.3519in)" draw:stroke="non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73611in" style:font-size-asian="0.73611in" style:font-size-complex="0.7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 style:parent-style-name="Graphics">
      <style:graphic-properties draw:fill="none" fo:clip="rect(0.68718in, 0in, 0in, 0in)" draw:stroke="non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6">
      <style:graphic-properties draw:fill="none" fo:clip="rect(0.37706in, 0in, 0.30211in, 0in)" draw:stroke="non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draw:style-name="a341" draw:name="Grafik 3" svg:x="1.31866in" svg:y="1.19417in" svg:width="10.69602in" svg:height="6.04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0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rmöglicht Füttern über einen längeren Zeitrau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Auch für wählerische Katzen nutzbar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Zuverlässig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Für Konstruk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Kein Schneidemechanismu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ransportweg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ichtheit der Packung mit Klemme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8" draw:style-name="a412" draw:master-page-name="Master1-Layout2-obj-Titel-und-Inhalt" presentation:presentation-page-layout-name="Master1-PPL2" draw:id="Slide-263">
        <draw:frame draw:id="id69" presentation:style-name="a416" draw:name="Titel 1" svg:x="0.91667in" svg:y="3.02517in" svg:width="11.5in" svg:height="1.44965in" presentation:class="title" presentation:placeholder="false">
          <draw:text-box>
            <text:p text:style-name="a415" text:class-names="" text:cond-style-name=""><text:span text:style-name="a413" text:class-names="">Futterstation</text:span><text:span text:style-name="a414" text:class-names=""/></text:p>
          </draw:text-box>
          <svg:title/>
          <svg:desc/>
        </draw:frame>
        <draw:frame draw:id="id70" presentation:style-name="a417" draw:name="Inhaltsplatzhalter 6" svg:x="5.56877in" svg:y="0.00004in" svg:width="6.8479in" svg:height="7.499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Schließmechanismus</text:span></text:p>
          </draw:text-box>
          <svg:title/>
          <svg:desc/>
        </draw:frame>
        <draw:frame draw:id="id72" presentation:style-name="a423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3" presentation:style-name="a428" draw:name="Titel 1" svg:x="0.2601in" svg:y="3.01972in" svg:width="11.5in" svg:height="1.44965in" presentation:class="title" presentation:placeholder="false">
          <draw:text-box>
            <text:p text:style-name="a427" text:class-names="" text:cond-style-name=""><text:span text:style-name="a426" text:class-names="">Öffnen der Verpackung</text:span></text:p>
          </draw:text-box>
          <svg:title/>
          <svg:desc/>
        </draw:frame>
        <draw:frame draw:id="id74" draw:style-name="a429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431" draw:master-page-name="Master1-Layout2-obj-Titel-und-Inhalt" presentation:presentation-page-layout-name="Master1-PPL2" draw:id="Slide-259">
        <draw:frame draw:id="id75" presentation:style-name="a435" draw:name="Titel 1" svg:x="0.91667in" svg:y="1.58072in" svg:width="11.5in" svg:height="4.33856in" presentation:class="title" presentation:placeholder="false">
          <draw:text-box>
            <text:p text:style-name="a434" text:class-names="" text:cond-style-name=""><text:span text:style-name="a432" text:class-names="">Danke für Ihre Aufmerksamkeit</text:span><text:span text:style-name="a433" text:class-names="">!</text:span></text:p>
          </draw:text-box>
          <svg:title/>
          <svg:desc/>
        </draw:frame>
      </draw:page>
      <draw:page draw:name="Slide9" draw:style-name="a436" draw:master-page-name="Master1-Layout2-obj-Titel-und-Inhalt" presentation:presentation-page-layout-name="Master1-PPL2" draw:id="Slide-264">
        <draw:frame draw:id="id76" presentation:style-name="a439" draw:name="Titel 1" svg:x="0.51087in" svg:y="3.02517in" svg:width="11.5in" svg:height="1.44965in" presentation:class="title" presentation:placeholder="false">
          <draw:text-box>
            <text:p text:style-name="a438" text:class-names="" text:cond-style-name=""><text:span text:style-name="a437" text:class-names="">Kettenglied</text:span></text:p>
          </draw:text-box>
          <svg:title/>
          <svg:desc/>
        </draw:frame>
        <draw:frame draw:id="id77" presentation:style-name="a440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1" draw:master-page-name="Master1-Layout2-obj-Titel-und-Inhalt" presentation:presentation-page-layout-name="Master1-PPL2" draw:id="Slide-265">
        <draw:frame draw:id="id78" presentation:style-name="a444" draw:name="Titel 1" svg:x="0.47826in" svg:y="3.02517in" svg:width="11.5in" svg:height="1.44965in" presentation:class="title" presentation:placeholder="false">
          <draw:text-box>
            <text:p text:style-name="a443" text:class-names="" text:cond-style-name=""><text:span text:style-name="a442" text:class-names="">Walze</text:span></text:p>
          </draw:text-box>
          <svg:title/>
          <svg:desc/>
        </draw:frame>
        <draw:frame draw:id="id79" presentation:style-name="a445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46" draw:master-page-name="Master1-Layout2-obj-Titel-und-Inhalt" presentation:presentation-page-layout-name="Master1-PPL2" draw:id="Slide-266">
        <draw:frame draw:id="id80" presentation:style-name="a449" draw:name="Titel 1" svg:x="0.51087in" svg:y="3.02517in" svg:width="11.5in" svg:height="1.44965in" presentation:class="title" presentation:placeholder="false">
          <draw:text-box>
            <text:p text:style-name="a448" text:class-names="" text:cond-style-name=""><text:span text:style-name="a447" text:class-names="">Walze</text:span></text:p>
          </draw:text-box>
          <svg:title/>
          <svg:desc/>
        </draw:frame>
        <draw:frame draw:id="id81" presentation:style-name="a450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451" draw:master-page-name="Master1-Layout5-twoTxTwoObj-Vergleich" presentation:presentation-page-layout-name="Master1-PPL5" draw:id="Slide-267">
        <draw:frame draw:id="id82" presentation:style-name="a455" draw:name="Titel 1" svg:x="0.91667in" svg:y="0in" svg:width="11.5in" svg:height="1.44965in" presentation:class="title" presentation:placeholder="false">
          <draw:text-box>
            <text:p text:style-name="a454" text:class-names="" text:cond-style-name=""><text:span text:style-name="a452" text:class-names="">Stütze vorne</text:span><text:span text:style-name="a453" text:class-names=""><text:line-break/></text:span></text:p>
          </draw:text-box>
          <svg:title/>
          <svg:desc/>
        </draw:frame>
        <draw:frame draw:id="id83" presentation:style-name="a459" draw:name="Textplatzhalter 9" svg:x="8.01077in" svg:y="0.04242in" svg:width="5.6684in" svg:height="0.90104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Stütze hinten</text:span></text:p>
              </text:list-item>
            </text:list>
          </draw:text-box>
          <svg:title/>
          <svg:desc/>
        </draw:frame>
        <draw:frame draw:id="id84" draw:style-name="a460" draw:name="Grafik 4" svg:x="1.22722in" svg:y="0.93356in" svg:width="3.48576in" svg:height="6.46602in" style:rel-width="scale" style:rel-height="scale">
          <draw:image xlink:href="media/image7.PNG" xlink:type="simple" xlink:show="embed" xlink:actuate="onLoad"/>
          <svg:title/>
          <svg:desc/>
        </draw:frame>
        <draw:frame draw:id="id85" draw:style-name="a461" draw:name="Grafik 6" svg:x="8.31523in" svg:y="0.93356in" svg:width="3.79088in" svg:height="3.966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462" draw:master-page-name="Master1-Layout2-obj-Titel-und-Inhalt" presentation:presentation-page-layout-name="Master1-PPL2" draw:id="Slide-268">
        <draw:frame draw:id="id86" presentation:style-name="a465" draw:name="Titel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3" text:class-names="">Gummiklemme</text:span></text:p>
          </draw:text-box>
          <svg:title/>
          <svg:desc/>
        </draw:frame>
        <draw:frame draw:id="id87" presentation:style-name="a466" draw:name="Inhaltsplatzhalter 9" svg:x="2.39447in" svg:y="1.77642in" svg:width="8.5444in" svg:height="5.0370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467" draw:master-page-name="Master1-Layout2-obj-Titel-und-Inhalt" presentation:presentation-page-layout-name="Master1-PPL2" draw:id="Slide-269">
        <draw:frame draw:id="id88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8" text:class-names="">Kunstoffklemme</text:span></text:p>
          </draw:text-box>
          <svg:title/>
          <svg:desc/>
        </draw:frame>
        <draw:frame draw:id="id89" draw:style-name="a471" draw:name="Grafik 4" svg:x="1.79479in" svg:y="1.65478in" svg:width="9.74376in" svg:height="5.4459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472" draw:master-page-name="Master1-Layout2-obj-Titel-und-Inhalt" presentation:presentation-page-layout-name="Master1-PPL2" draw:id="Slide-270">
        <draw:frame draw:id="id90" presentation:style-name="a476" draw:name="Titel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Aufhängung am Förderband</text:span><text:span text:style-name="a474" text:class-names=""/></text:p>
          </draw:text-box>
          <svg:title/>
          <svg:desc/>
        </draw:frame>
        <draw:frame draw:id="id91" presentation:style-name="a477" draw:name="Inhaltsplatzhalter 4" svg:x="3.36027in" svg:y="1.6012in" svg:width="6.6128in" svg:height="4.9424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24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418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Julian</dc:creator>
    <meta:creation-date>2018-05-22T16:38:08Z</meta:creation-date>
    <dc:date>2018-05-27T13:46:20Z</dc:date>
    <meta:editing-cycles>7</meta:editing-cycles>
    <meta:editing-duration>PT0S</meta:editing-duration>
    <meta:document-statistic meta:paragraph-count="31" meta:word-count="69"/>
  </office:meta>
</office:document-meta>
</file>